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text-properties style:font-name="Times New Roman"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text-properties style:font-name="Times New Roman"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text-properties style:font-name="Times New Roman"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style:text-underline-style="none" officeooo:rsid="00177a8c" style:font-size-asian="12pt" style:font-size-complex="12pt"/>
    </style:style>
    <style:style style:name="P7" style:family="paragraph" style:parent-style-name="Standard">
      <style:text-properties style:font-name="Times New Roman"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text-properties style:font-name="Times New Roman" fo:font-size="12pt" style:text-underline-style="none" officeooo:rsid="0003c667" officeooo:paragraph-rsid="0003c667"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text-properties style:font-name="Times New Roman" fo:font-size="12pt" officeooo:paragraph-rsid="001e2236" style:font-size-asian="12pt" style:font-size-complex="12pt"/>
    </style:style>
    <style:style style:name="P11" style:family="paragraph" style:parent-style-name="Standard">
      <style:text-properties style:font-name="Times New Roman" fo:font-size="12pt" style:text-underline-style="none" officeooo:rsid="001e2236" officeooo:paragraph-rsid="00242dee" style:font-size-asian="12pt" style:font-size-complex="12pt"/>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text-underline-style="none" officeooo:rsid="0019f1e8" style:font-size-asian="12pt" style:font-size-complex="12pt"/>
    </style:style>
    <style:style style:name="P14" style:family="paragraph" style:parent-style-name="Standard">
      <style:text-properties style:font-name="Times New Roman"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text-properties style:font-name="Times New Roman" officeooo:paragraph-rsid="0029da6f"/>
    </style:style>
    <style:style style:name="P16" style:family="paragraph" style:parent-style-name="Standard">
      <style:text-properties style:font-name="Times New Roman" fo:font-size="12pt" style:text-underline-style="none" fo:font-weight="normal" officeooo:rsid="002b5639" officeooo:paragraph-rsid="0029da6f" style:font-size-asian="12pt" style:font-weight-asian="normal" style:font-size-complex="12pt" style:font-weight-complex="normal"/>
    </style:style>
    <style:style style:name="P17" style:family="paragraph" style:parent-style-name="Standard">
      <style:text-properties style:font-name="Times New Roman"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18" style:family="paragraph" style:parent-style-name="Standard">
      <style:text-properties style:font-name="Times New Roman" officeooo:paragraph-rsid="00376a3c"/>
    </style:style>
    <style:style style:name="P19" style:family="paragraph" style:parent-style-name="Standard">
      <style:text-properties style:font-name="Times New Roman" fo:font-size="12pt" style:text-underline-style="none" fo:font-weight="normal" officeooo:rsid="0019f1e8" officeooo:paragraph-rsid="0019f1e8"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3d9fea" officeooo:paragraph-rsid="003f590b"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3d9fea" officeooo:paragraph-rsid="003d9fea" style:font-size-asian="12pt" style:font-weight-asian="normal" style:font-size-complex="12pt" style:font-weight-complex="normal"/>
    </style:style>
    <style:style style:name="P22" style:family="paragraph" style:parent-style-name="Standard">
      <style:text-properties style:font-name="Times New Roman"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3" style:family="paragraph" style:parent-style-name="Standard">
      <style:paragraph-properties fo:break-before="page"/>
      <style:text-properties style:font-name="Times New Roman" fo:font-size="12pt" officeooo:rsid="00100d7c" officeooo:paragraph-rsid="00100d7c" style:font-size-asian="12pt" style:font-size-complex="12pt"/>
    </style:style>
    <style:style style:name="P24" style:family="paragraph" style:parent-style-name="Bibliography_20_1">
      <style:text-properties style:font-name="Times New Roman"/>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285806"/>
    </style:style>
    <style:style style:name="T7" style:family="text">
      <style:text-properties officeooo:rsid="000b0145"/>
    </style:style>
    <style:style style:name="T8" style:family="text">
      <style:text-properties officeooo:rsid="000c5dff"/>
    </style:style>
    <style:style style:name="T9" style:family="text">
      <style:text-properties officeooo:rsid="0009dcd7"/>
    </style:style>
    <style:style style:name="T10" style:family="text">
      <style:text-properties style:text-underline-style="none" officeooo:rsid="00100d7c"/>
    </style:style>
    <style:style style:name="T11" style:family="text">
      <style:text-properties style:text-underline-style="none" officeooo:rsid="0009dcd7"/>
    </style:style>
    <style:style style:name="T12" style:family="text">
      <style:text-properties style:text-underline-style="none" officeooo:rsid="000b0145"/>
    </style:style>
    <style:style style:name="T13" style:family="text">
      <style:text-properties officeooo:rsid="000d09be"/>
    </style:style>
    <style:style style:name="T14" style:family="text">
      <style:text-properties officeooo:rsid="00100d7c"/>
    </style:style>
    <style:style style:name="T15" style:family="text">
      <style:text-properties officeooo:rsid="001cda7e"/>
    </style:style>
    <style:style style:name="T16" style:family="text">
      <style:text-properties officeooo:rsid="001ced83"/>
    </style:style>
    <style:style style:name="T17" style:family="text">
      <style:text-properties style:text-underline-style="none" officeooo:rsid="001a3b11"/>
    </style:style>
    <style:style style:name="T18" style:family="text">
      <style:text-properties style:text-underline-style="none" officeooo:rsid="001f9b03"/>
    </style:style>
    <style:style style:name="T19" style:family="text">
      <style:text-properties style:text-underline-style="none" officeooo:rsid="001b1b63"/>
    </style:style>
    <style:style style:name="T20" style:family="text">
      <style:text-properties style:text-underline-style="none" officeooo:rsid="001b2ca8"/>
    </style:style>
    <style:style style:name="T21" style:family="text">
      <style:text-properties style:text-underline-style="none" officeooo:rsid="001fe236"/>
    </style:style>
    <style:style style:name="T22" style:family="text">
      <style:text-properties style:text-underline-style="none" officeooo:rsid="001e2236"/>
    </style:style>
    <style:style style:name="T23" style:family="text">
      <style:text-properties officeooo:rsid="0023423b"/>
    </style:style>
    <style:style style:name="T24" style:family="text">
      <style:text-properties officeooo:rsid="001fe236"/>
    </style:style>
    <style:style style:name="T25" style:family="text">
      <style:text-properties officeooo:rsid="00214556"/>
    </style:style>
    <style:style style:name="T26" style:family="text">
      <style:text-properties officeooo:rsid="00242dee"/>
    </style:style>
    <style:style style:name="T27" style:family="text">
      <style:text-properties fo:font-size="12pt" style:text-underline-style="none" officeooo:rsid="00214556" style:font-size-asian="12pt" style:font-size-complex="12pt"/>
    </style:style>
    <style:style style:name="T28" style:family="text">
      <style:text-properties fo:font-size="12pt" style:text-underline-style="none" officeooo:rsid="0023423b" style:font-size-asian="12pt" style:font-size-complex="12pt"/>
    </style:style>
    <style:style style:name="T29" style:family="text">
      <style:text-properties fo:font-size="12pt" style:text-underline-style="none" officeooo:rsid="00259e06" style:font-size-asian="12pt" style:font-size-complex="12pt"/>
    </style:style>
    <style:style style:name="T30" style:family="text">
      <style:text-properties fo:font-size="12pt" style:text-underline-style="none" officeooo:rsid="0019f1e8" style:font-size-asian="12pt" style:font-size-complex="12pt"/>
    </style:style>
    <style:style style:name="T31" style:family="text">
      <style:text-properties fo:font-size="12pt" style:text-underline-style="none" officeooo:rsid="0026be88" style:font-size-asian="12pt" style:font-size-complex="12pt"/>
    </style:style>
    <style:style style:name="T32" style:family="text">
      <style:text-properties fo:font-size="12pt" style:text-underline-style="none" officeooo:rsid="0027b0cb" style:font-size-asian="12pt" style:font-size-complex="12pt"/>
    </style:style>
    <style:style style:name="T33" style:family="text">
      <style:text-properties fo:font-size="12pt" style:text-underline-style="none" fo:font-weight="normal" officeooo:rsid="0019f1e8" style:font-size-asian="12pt" style:font-weight-asian="normal" style:font-size-complex="12pt" style:font-weight-complex="normal"/>
    </style:style>
    <style:style style:name="T34" style:family="text">
      <style:text-properties fo:font-size="12pt" style:text-underline-style="none" fo:font-weight="normal" officeooo:rsid="0029da6f" style:font-size-asian="12pt" style:font-weight-asian="normal" style:font-size-complex="12pt" style:font-weight-complex="normal"/>
    </style:style>
    <style:style style:name="T35" style:family="text">
      <style:text-properties fo:font-size="12pt" style:text-underline-style="none" fo:font-weight="normal" officeooo:rsid="002b5639" style:font-size-asian="12pt" style:font-weight-asian="normal" style:font-size-complex="12pt" style:font-weight-complex="normal"/>
    </style:style>
    <style:style style:name="T36" style:family="text">
      <style:text-properties fo:font-size="12pt" style:text-underline-style="none" fo:font-weight="normal" officeooo:rsid="002e3e26" style:font-size-asian="12pt" style:font-weight-asian="normal" style:font-size-complex="12pt" style:font-weight-complex="normal"/>
    </style:style>
    <style:style style:name="T37" style:family="text">
      <style:text-properties fo:font-size="12pt" style:text-underline-style="none" fo:font-weight="normal" officeooo:rsid="002fea28" style:font-size-asian="12pt" style:font-weight-asian="normal" style:font-size-complex="12pt" style:font-weight-complex="normal"/>
    </style:style>
    <style:style style:name="T38" style:family="text">
      <style:text-properties fo:font-size="12pt" style:text-underline-style="none" fo:font-weight="normal" officeooo:rsid="0030955b" style:font-size-asian="12pt" style:font-weight-asian="normal" style:font-size-complex="12pt" style:font-weight-complex="normal"/>
    </style:style>
    <style:style style:name="T39" style:family="text">
      <style:text-properties fo:font-size="12pt" style:text-underline-style="none" fo:font-weight="normal" officeooo:rsid="00356fed" style:font-size-asian="12pt" style:font-weight-asian="normal" style:font-size-complex="12pt" style:font-weight-complex="normal"/>
    </style:style>
    <style:style style:name="T40" style:family="text">
      <style:text-properties fo:font-size="12pt" style:text-underline-style="none" fo:font-weight="normal" officeooo:rsid="00333833" style:font-size-asian="12pt" style:font-weight-asian="normal" style:font-size-complex="12pt" style:font-weight-complex="normal"/>
    </style:style>
    <style:style style:name="T41" style:family="text">
      <style:text-properties fo:font-size="12pt" style:text-underline-style="none" fo:font-weight="normal" officeooo:rsid="00351918" style:font-size-asian="12pt" style:font-weight-asian="normal" style:font-size-complex="12pt" style:font-weight-complex="normal"/>
    </style:style>
    <style:style style:name="T42" style:family="text">
      <style:text-properties fo:font-size="12pt" style:text-underline-style="none" fo:font-weight="normal" officeooo:rsid="003ac90b" style:font-size-asian="12pt" style:font-weight-asian="normal" style:font-size-complex="12pt" style:font-weight-complex="normal"/>
    </style:style>
    <style:style style:name="T43" style:family="text">
      <style:text-properties fo:font-size="12pt" style:text-underline-style="none" fo:font-weight="normal" officeooo:rsid="00391088" style:font-size-asian="12pt" style:font-weight-asian="normal" style:font-size-complex="12pt" style:font-weight-complex="normal"/>
    </style:style>
    <style:style style:name="T44" style:family="text">
      <style:text-properties fo:font-size="12pt" style:text-underline-style="none" fo:font-weight="normal" officeooo:rsid="00376a3c" style:font-size-asian="12pt" style:font-weight-asian="normal" style:font-size-complex="12pt" style:font-weight-complex="normal"/>
    </style:style>
    <style:style style:name="T45" style:family="text">
      <style:text-properties officeooo:rsid="003f590b"/>
    </style:style>
    <style:style style:name="T46" style:family="text">
      <style:text-properties officeooo:rsid="0040eb48"/>
    </style:style>
    <style:style style:name="T47" style:family="text">
      <style:text-properties officeooo:rsid="0041f1dd"/>
    </style:style>
    <style:style style:name="T48" style:family="text">
      <style:text-properties officeooo:rsid="00437d2f"/>
    </style:style>
    <style:style style:name="T49"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text:span><text:span text:style-name="T6">and </text:span><text:span text:style-name="T5">special effects used in movie production. </text:span><text:span text:style-name="T7">The most basic examples of </text:span><text:span text:style-name="T8">texture synthesis</text:span><text:span text:style-name="T7"> simply involve painting a repeating pattern over and over onto an area of an image. This approach however is incredibly limiting and results in images that look distinctly artificial. These limitations have led to the design of algorithms </text:span><text:span text:style-name="T8">capable of creating</text:span><text:span text:style-name="T5"> </text:span><text:span text:style-name="T9">textures that mirror the look and feel of objects and artwork in the physical world.</text:span></text:p>
      <text:p text:style-name="P5"><text:span text:style-name="T10"><text:tab/>Some of the earliest</text:span><text:span text:style-name="T11"> works </text:span><text:span text:style-name="T10">from the 1980s o</text:span><text:span text:style-name="T11">n texture synthesis dealt with issues such as </text:span><text:span text:style-name="T10">Lewis’</text:span><text:span text:style-name="T11">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 </text:span><text:span text:style-name="T12">or Gagalowicz </text:span><text:span text:style-name="T10">and De Ma</text:span><text:span text:style-name="T12">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7">. </text:span><text:span text:style-name="T13">These algorithms were often limited in the kinds of textures they could synthesize. </text:span><text:span text:style-name="T14">Later works by </text:span><text:span text:style-name="T15">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 worked to create more generalized solutions using Markov Random Fields that are able to generate a variety of </text:span><text:span text:style-name="T16">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 used tree-structured vector quantization (TSVR) and produced results that could be executed on hardware at the time in seconds.</text:span></text:p>
      <text:p text:style-name="P9"/>
      <text:p text:style-name="P9">NST</text:p>
      <text:p text:style-name="P10"><text:span text:style-name="T17"><text:tab/>Neural style transfer </text:span><text:span text:style-name="T18">(NST)</text:span><text:span text:style-name="T17"> is a</text:span><text:span text:style-name="T18">n</text:span><text:span text:style-name="T17"> </text:span><text:span text:style-name="T18">application</text:span><text:span text:style-name="T17">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 object recognition dataset to transfer the texture of a source style image onto a separate source content image. </text:span><text:span text:style-name="T19">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 </text:span><text:span text:style-name="T20">Gatys observed the interactions between individual convolution layers in VGG19 with both the style and content images. As an image propagated through the CNN, the team reconstructed the image based on the network’s response at that layer. </text:span><text:span text:style-name="T21">Gatys</text:span><text:span text:style-name="T20"> noted that the </text:span><text:span text:style-name="T22">earlier layers tended to focus on simple patterns in the images while later layers focused in on larger structures.</text:span></text:p>
      <text:p text:style-name="P11"><text:tab/>By combining the output <text:span text:style-name="T23">made up of activations</text:span> of these layers, <text:span text:style-name="T24">Gatys was able to </text:span><text:span text:style-name="T25">merge the style of one image with the content of another, generating a new image. Layers of the CNN are chosen to be used in creation of separate loss functions for both the style and content of the generated image. </text:span><text:span text:style-name="T23">Because each layer of the CNN is capturing a </text:span><text:span text:style-name="T26">different perspective of the </text:span><text:soft-page-break/><text:span text:style-name="T26">image, combinations of the outputs of the layers can control for both content and style loss by calculating the distance between activations of source images with the image being newly generated.</text:span><text:span text:style-name="T23"> </text:span><text:span text:style-name="T25">The degree to </text:span><text:span text:style-name="T26">how much the style is transferred</text:span><text:span text:style-name="T25"> is controlled by a total loss function made up of both a weighted content loss function, and a weighted style loss function. Multiple iterations of gradiant descent are performed using this function to generate the final image.</text:span></text:p>
      <text:p text:style-name="P12"><text:span text:style-name="T27"><text:tab/>Content loss is calculated based on the </text:span><text:span text:style-name="T28">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29">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 </text:span></text:p>
      <text:p text:style-name="P9"/>
      <text:p text:style-name="P9">Later Applications</text:p>
      <text:p text:style-name="P12"><text:span text:style-name="T30"><text:tab/></text:span><text:span text:style-name="T31">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1">[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0">. </text:span><text:span text:style-name="T31">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1">[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0">. </text:span><text:span text:style-name="T31">Others have taken performance into account and achieved </text:span><text:span text:style-name="T32">fast </text:span><text:span text:style-name="T31">texture transfer </text:span><text:span text:style-name="T32">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text:span></text:p>
      <text:p text:style-name="P13"/>
      <text:p text:style-name="P14">Materials and Methods</text:p>
      <text:p text:style-name="P4"/>
      <text:p text:style-name="P4">CNN and Image Recognition Overview</text:p>
      <text:p text:style-name="P15"><text:span text:style-name="T33"><text:tab/></text:span><text:span text:style-name="T34">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4">[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3">. </text:span><text:span text:style-name="T34">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35">Each image was human annotated by multiple people. Further, quality is controlled by making sure that the number of users agreeing that an image belongs in a category is greater than a simple majority.</text:span></text:p>
      <text:p text:style-name="P12"><text:span text:style-name="T35"><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 </text:span><text:span text:style-name="T36">The ImageNet-1K dataset is a subset of the larger 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 </text:span><text:span text:style-name="T37">with a top-5 error rate around 15%</text:span><text:span text:style-name="T36">. </text:span><text:span text:style-name="T37">Future contests would see this number dramatically increase as image classifier CNNs were further refined.</text:span></text:p>
      <text:p text:style-name="P16"/>
      <text:p text:style-name="P17">The Networks</text:p>
      <text:p text:style-name="P18"><text:span text:style-name="T33"><text:tab/></text:span><text:span text:style-name="T38">For our experiment </text:span><text:span text:style-name="T39">I</text:span><text:span text:style-name="T38">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 While </text:span><text:span text:style-name="T40">AlexNet is often used in a baseline in many experiements, </text:span><text:span text:style-name="T39">I</text:span><text:span text:style-name="T40">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 </text:span><text:span text:style-name="T41">The remaining </text:span><text:soft-page-break/><text:span text:style-name="T41">networks were chosen based on their notability, parameter and GLOPS calculation count, and performance with the </text:span><text:span text:style-name="T36">ImageNet-1K </text:span><text:span text:style-name="T41">dataset. </text:span></text:p>
      <text:p text:style-name="P18"><text:span text:style-name="T41"><text:tab/></text:span><text:span text:style-name="T42">B</text:span><text:span text:style-name="T39">oth SqueezeNet and GoogLeNet to represent later CNNs that require </text:span><text:span text:style-name="T43">both</text:span><text:span text:style-name="T39"> fewer parameters and calculations to analyze an image. SqueezeNet </text:span><text:span text:style-name="T44">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43">both represent networks consist of more parameters and calculations than the previously mentioned small networks, but greater accuracy in image identification. Notably both networks are </text:span><text:span text:style-name="T42">also</text:span><text:span text:style-name="T43"> fewer parameters and calculations than VGG.</text:span></text:p>
      <text:p text:style-name="P19"/>
      <text:p text:style-name="P4">Image Creation Experiments</text:p>
      <text:p text:style-name="P20"><text:tab/>The image set used in our NST experiments used 10 different source images. Source images represented a mix of <text:span text:style-name="T45">subjects including animals, buildings, people, plants, and vehicles. Style images consisted of 3 different images each from 4 unique artists, Lisa Frank, Michelangelo, Piet Mondrian, and Vincent van Gogh. </text:span><text:span text:style-name="T46">Artists were chosen to represent a wide range of art styles </text:span><text:span text:style-name="T45"><text:s/>Creating every combination of source and style image resulted in 120 sets of 5 images, with each image in a set created by a different network. This resulted in a total of 600 images. </text:span></text:p>
      <text:p text:style-name="P20"><text:tab/><text:span text:style-name="T47">Image creation experiments were performed using the PyTorch machine learning library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0"><text:tab/><text:span text:style-name="T48">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1"/>
      <text:p text:style-name="P22">Image Quality Metrics</text:p>
      <text:p text:style-name="P4"/>
      <text:p text:style-name="P4">User Survey Design</text:p>
      <text:p text:style-name="P4"/>
      <text:p text:style-name="P14">Results</text:p>
      <text:p text:style-name="P4">Images Created</text:p>
      <text:p text:style-name="P4">Findings from Surveys</text:p>
      <text:p text:style-name="P4"/>
      <text:p text:style-name="P4">User Surveys, IQ, and ImageNet Accuracy Correlations</text:p>
      <text:p text:style-name="P4"/>
      <text:p text:style-name="P14">Future Work</text:p>
      <text:p text:style-name="P14"/>
      <text:p text:style-name="P4">Papers</text:p>
      <text:p text:style-name="P4"/>
      <text:p text:style-name="P4">Future Research Suggestions</text:p>
      <text:p text:style-name="P9"/>
      <text:p text:style-name="P5"/>
      <text:p text:style-name="P5"><text:soft-page-break/></text:p>
      <text:p text:style-name="P23">Works Cited</text:p>
      <text:section text:style-name="Sect1" text:name="ZOTERO_BIBL {&quot;uncited&quot;:[],&quot;omitted&quot;:[],&quot;custom&quot;:[]} CSL_BIBLIOGRAPHY RNDLHAXev6mG1">
        <text:p text:style-name="P24">[1]<text:tab/>P. Arellano, “10 Best Uses Of Cel-Shading In Gaming, Ranked,” CBR. Accessed: Sept. 25, 2025. [Online]. Available: https://www.cbr.com/gaming-best-cel-shading-ranked/</text:p>
        <text:p text:style-name="P24">[2]<text:tab/>“Apply filters to your post on Instagram | Instagram Help Center.” Accessed: Sept. 25, 2025. [Online]. Available: https://help.instagram.com/453965678013216</text:p>
        <text:p text:style-name="P24">[3]<text:tab/>J.-P. Lewis, “Texture synthesis for digital painting,” <text:span text:style-name="T49">SIGGRAPH Comput. Graph.</text:span>, vol. 18, no. 3, pp. 245–252, Jan. 1984, doi: 10.1145/964965.808605.</text:p>
        <text:p text:style-name="P24">[4]<text:tab/>A. Gagalowicz and S. De Ma, “Model driven synthesis of natural textures for 3-D scenes,” <text:span text:style-name="T49">Computers &amp; Graphics</text:span>, vol. 10, no. 2, pp. 161–170, Jan. 1986, doi: 10.1016/0097-8493(86)90042-7.</text:p>
        <text:p text:style-name="P24">[5]<text:tab/>A. A. Efros and T. K. Leung, “Texture synthesis by non-parametric sampling,” in <text:span text:style-name="T49">Proceedings of the Seventh IEEE International Conference on Computer Vision</text:span>, Sept. 1999, pp. 1033–1038 vol.2. doi: 10.1109/ICCV.1999.790383.</text:p>
        <text:p text:style-name="P24">[6]<text:tab/>L.-Y. Wei and M. Levoy, “Fast texture synthesis using tree-structured vector quantization,” in <text:span text:style-name="T49">Proceedings of the 27th annual conference on Computer graphics and interactive techniques <text:s/>- SIGGRAPH ’00</text:span>, Not Known: ACM Press, 2000, pp. 479–488. doi: 10.1145/344779.345009.</text:p>
        <text:p text:style-name="P24">[7]<text:tab/>J. Deng, W. Dong, R. Socher, L.-J. Li, K. Li, and L. Fei-Fei, “ImageNet: A large-scale hierarchical image database,” in <text:span text:style-name="T49">2009 IEEE Conference on Computer Vision and Pattern Recognition</text:span>, June 2009, pp. 248–255. doi: 10.1109/CVPR.2009.5206848.</text:p>
        <text:p text:style-name="P24">[8]<text:tab/>L. A. Gatys, A. S. Ecker, and M. Bethge, “Image Style Transfer Using Convolutional Neural Networks,” in <text:span text:style-name="T49">2016 IEEE Conference on Computer Vision and Pattern Recognition (CVPR)</text:span>, Las Vegas, NV, USA: IEEE, June 2016, pp. 2414–2423. doi: 10.1109/CVPR.2016.265.</text:p>
        <text:p text:style-name="P24">[9]<text:tab/>K. Simonyan and A. Zisserman, “Very Deep Convolutional Networks for Large-Scale Image Recognition,” Apr. 10, 2015, <text:span text:style-name="T49">arXiv</text:span>: arXiv:1409.1556. doi: 10.48550/arXiv.1409.1556.</text:p>
        <text:p text:style-name="P24">[10]<text:tab/>N. Liu, M. Rogers, H. Cui, W. Liu, X. Li, and P. Delmas, “Deep convolutional neural networks for regular texture recognition,” <text:span text:style-name="T49">PeerJ Computer Science</text:span>, Feb. 2022, doi: 10.7717/peerj-cs.869.</text:p>
        <text:p text:style-name="P24">[11]<text:tab/>X. Wei, B. Hu, T. Gao, J. Wang, and B. Deng, “Multi-scale convolutional neural network for texture recognition,” <text:span text:style-name="T49">Displays</text:span>, vol. 75, p. 102324, Dec. 2022, doi: 10.1016/j.displa.2022.102324.</text:p>
        <text:p text:style-name="P24">[12]<text:tab/>S. Ollivier, Y. Gousseau, and S. Lefebvre, “Multispectral Texture Synthesis Using RGB Convolutional Neural Networks,” <text:span text:style-name="T49">IEEE Transactions on Geoscience and Remote Sensing</text:span>, vol. 63, pp. 1–14, 2025, doi: 10.1109/TGRS.2025.3554931.</text:p>
        <text:p text:style-name="P24">[13]<text:tab/>H. Huang <text:span text:style-name="T49">et al.</text:span>, “Real-Time Neural Style Transfer for Videos,” in <text:span text:style-name="T49">2017 IEEE Conference on Computer Vision and Pattern Recognition (CVPR)</text:span>, July 2017, pp. 7044–7052. doi: 10.1109/CVPR.2017.745.</text:p>
        <text:p text:style-name="P24">[14]<text:tab/>O. Russakovsky <text:span text:style-name="T49">et al.</text:span>, “ImageNet Large Scale Visual Recognition Challenge,” <text:span text:style-name="T49">Int J Comput Vis</text:span>, vol. 115, no. 3, pp. 211–252, Dec. 2015, doi: 10.1007/s11263-015-0816-y.</text:p>
        <text:p text:style-name="P24">[15]<text:tab/>Y. Lin <text:span text:style-name="T49">et al.</text:span>, “Large-scale image classification: Fast feature extraction and SVM training,” in <text:span text:style-name="T49">CVPR 2011</text:span>, June 2011, pp. 1689–1696. doi: 10.1109/CVPR.2011.5995477.</text:p>
        <text:p text:style-name="P24">[16]<text:tab/>A. Krizhevsky, “One weird trick for parallelizing convolutional neural networks,” Apr. 26, 2014, <text:span text:style-name="T49">arXiv</text:span>: arXiv:1404.5997. doi: 10.48550/arXiv.1404.5997.</text:p>
        <text:p text:style-name="P24">[17]<text:tab/>G. Huang, Z. Liu, L. Van Der Maaten, and K. Q. Weinberger, “Densely Connected Convolutional Networks,” in <text:span text:style-name="T49">2017 IEEE Conference on Computer Vision and Pattern </text:span><text:soft-page-break/><text:span text:style-name="T49">Recognition (CVPR)</text:span>, Honolulu, HI: IEEE, July 2017, pp. 2261–2269. doi: 10.1109/CVPR.2017.243.</text:p>
        <text:p text:style-name="P24">[18]<text:tab/>C. Szegedy <text:span text:style-name="T49">et al.</text:span>, “Going deeper with convolutions,” in <text:span text:style-name="T49">2015 IEEE Conference on Computer Vision and Pattern Recognition (CVPR)</text:span>, June 2015, pp. 1–9. doi: 10.1109/CVPR.2015.7298594.</text:p>
        <text:p text:style-name="P24">[19]<text:tab/>K. He, X. Zhang, S. Ren, and J. Sun, “Deep Residual Learning for Image Recognition,” in <text:span text:style-name="T49">2016 IEEE Conference on Computer Vision and Pattern Recognition (CVPR)</text:span>, Las Vegas, NV, USA: IEEE, June 2016, pp. 770–778. doi: 10.1109/CVPR.2016.90.</text:p>
        <text:p text:style-name="P24">[20]<text:tab/>F. N. Iandola, S. Han, M. W. Moskewicz, K. Ashraf, W. J. Dally, and K. Keutzer, “SqueezeNet: AlexNet-level accuracy with 50x fewer parameters and &lt;0.5MB model size,” Nov. 04, 2016, <text:span text:style-name="T49">arXiv</text:span>: arXiv:1602.07360. doi: 10.48550/arXiv.1602.07360.</text:p>
        <text:p text:style-name="P24">[21]<text:tab/>L. Gatys, A. S. Ecker, and M. Bethge, “Texture Synthesis Using Convolutional Neural Networks”.</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13T17:41:45.711797210</dc:date>
    <meta:editing-duration>PT18H32M23S</meta:editing-duration>
    <meta:editing-cycles>21</meta:editing-cycles>
    <meta:generator>LibreOffice/25.2.6.2$Linux_X86_64 LibreOffice_project/520$Build-2</meta:generator>
    <meta:document-statistic meta:table-count="0" meta:image-count="0" meta:object-count="0" meta:page-count="6" meta:paragraph-count="55" meta:word-count="2051" meta:character-count="13283" meta:non-whitespace-character-count="11281"/>
    <meta:user-defined meta:name="ZOTERO_PREF_1">&lt;data data-version="3" zotero-version="7.0.24"&gt;&lt;session id="TvvCKu91"/&gt;&lt;style id="http://www.zotero.org/styles/ieee" locale="en-US" hasBibliography="1" bibliographyStyleHasBeenSet="1"/&gt;&lt;prefs&gt;&lt;pref name="fieldType" value="ReferenceMark"/&gt;&lt;/prefs&gt;&lt;/data&gt;</meta:user-defined>
  </office:meta>
</office:document-meta>
</file>